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91cm"/>
    </style:style>
    <style:style style:name="co2" style:family="table-column">
      <style:table-column-properties fo:break-before="auto" style:column-width="9.994cm"/>
    </style:style>
    <style:style style:name="co3" style:family="table-column">
      <style:table-column-properties fo:break-before="auto" style:column-width="0.504cm"/>
    </style:style>
    <style:style style:name="co4" style:family="table-column">
      <style:table-column-properties fo:break-before="auto" style:column-width="1.891cm"/>
    </style:style>
    <style:style style:name="co5" style:family="table-column">
      <style:table-column-properties fo:break-before="auto" style:column-width="18.098cm"/>
    </style:style>
    <style:style style:name="co6" style:family="table-column">
      <style:table-column-properties fo:break-before="auto" style:column-width="3.806cm"/>
    </style:style>
    <style:style style:name="co7" style:family="table-column">
      <style:table-column-properties fo:break-before="auto" style:column-width="3.889cm"/>
    </style:style>
    <style:style style:name="co8" style:family="table-column">
      <style:table-column-properties fo:break-before="auto" style:column-width="1.393cm"/>
    </style:style>
    <style:style style:name="co9" style:family="table-column">
      <style:table-column-properties fo:break-before="auto" style:column-width="1.309cm"/>
    </style:style>
    <style:style style:name="co10" style:family="table-column">
      <style:table-column-properties fo:break-before="auto" style:column-width="41.97cm"/>
    </style:style>
    <style:style style:name="co11" style:family="table-column">
      <style:table-column-properties fo:break-before="auto" style:column-width="2.267cm"/>
    </style:style>
    <style:style style:name="co12" style:family="table-column">
      <style:table-column-properties fo:break-before="auto" style:column-width="3.473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number:date-style style:name="N50" number:automatic-order="true" number:format-source="language">
      <number:year/>
      <number:text>-</number:text>
      <number:month/>
      <number:text>-</number:text>
      <number:day/>
      <number:text> </number:text>
      <number:hours number:style="long"/>
      <number:text>:</number:text>
      <number:minutes number:style="long"/>
    </number:date-style>
    <style:style style:name="ce1" style:family="table-cell" style:parent-style-name="Default">
      <style:text-properties style:use-window-font-color="true" style:text-outline="false" style:text-line-through-style="none" style:font-name="Arial1" fo:font-size="10pt" fo:language="hu" fo:country="HU" fo:font-style="normal" fo:text-shadow="none" style:text-underline-style="none" fo:font-weight="normal" style:text-underline-mode="continuous" style:text-line-through-mode="continuous" style:font-name-asian="DejaVuSans" style:font-size-asian="10pt" style:language-asian="zxx" style:country-asian="none" style:font-style-asian="normal" style:font-weight-asian="normal" style:font-name-complex="Times" style:font-size-complex="10pt" style:language-complex="en" style:country-complex="US" style:font-style-complex="normal" style:font-weight-complex="normal" style:text-emphasize="none" style:font-relief="none"/>
    </style:style>
    <style:style style:name="ce2" style:family="table-cell" style:parent-style-name="Default" style:data-style-name="N50"/>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hu</text:p>
          </table:table-cell>
          <table:table-cell office:value-type="string">
            <text:p>Tartalmazz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hu</text:p>
          </table:table-cell>
          <table:table-cell office:value-type="string">
            <text:p>Nem tartalmazz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hu</text:p>
          </table:table-cell>
          <table:table-cell office:value-type="string">
            <text:p>Kezdete ez</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hu</text:p>
          </table:table-cell>
          <table:table-cell office:value-type="string">
            <text:p>Vége ez</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hu</text:p>
          </table:table-cell>
          <table:table-cell office:value-type="string">
            <text:p>Tartalmazz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hu</text:p>
          </table:table-cell>
          <table:table-cell office:value-type="string">
            <text:p>Nem tartalmazz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hu</text:p>
          </table:table-cell>
          <table:table-cell office:value-type="string">
            <text:p>Kezdete ez</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hu</text:p>
          </table:table-cell>
          <table:table-cell office:value-type="string">
            <text:p>Vége ez</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hu</text:p>
          </table:table-cell>
          <table:table-cell office:value-type="string">
            <text:p>Tartalmazz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hu</text:p>
          </table:table-cell>
          <table:table-cell office:value-type="string">
            <text:p>Nem tartalmazz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hu</text:p>
          </table:table-cell>
          <table:table-cell office:value-type="string">
            <text:p>Kezdete ez</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hu</text:p>
          </table:table-cell>
          <table:table-cell office:value-type="string">
            <text:p>Vége ez</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hu</text:p>
          </table:table-cell>
          <table:table-cell office:value-type="string">
            <text:p>J~egyzet beszúrás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hu</text:p>
          </table:table-cell>
          <table:table-cell office:value-type="string">
            <text:p>Termés~zetes rendezési sorrend</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hu</text:p>
          </table:table-cell>
          <table:table-cell office:value-type="string">
            <text:p>Kép mentése...</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hu</text:p>
          </table:table-cell>
          <table:table-cell office:value-type="string">
            <text:p>\&lt;bookmark_value\&gt;rendezés; beállítások adatbázis-tartományokhoz\&lt;/bookmark_value\&gt;\&lt;bookmark_value\&gt;rendezés;ázsiai nyelvek\&lt;/bookmark_value\&gt;\&lt;bookmark_value\&gt;ázsiai nyelvek;rendezés\&lt;/bookmark_value\&gt;\&lt;bookmark_value\&gt;telefonkönyv rendezési szabályai\&lt;/bookmark_value\&gt;\&lt;bookmark_value\&gt;természetes rendezési algoritmus\&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Enable natural sor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hu</text:p>
          </table:table-cell>
          <table:table-cell office:value-type="string">
            <text:p>Természetes rendezési sorrend</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hu</text:p>
          </table:table-cell>
          <table:table-cell office:value-type="string">
            <text:p>\&lt;ahelp hid=\"SC:CHECKBOX:RID_SCPAGE_SORT_OPTIONS:BTN_NATURALSORT\"\&gt;A természetes rendezés egy rendezési algoritmus, amely az elemeket a számértékük alapján rendezi ahelyett, hogy a hagyományos módszert alkalmazná, amely a karakterláncok összehasonlításán alapul.\&lt;/ahelp\&gt; Tegyük fel például, hogy a következő sorozatot kell rendezni: A1, A2, A3, A4, A5, A6, ..., A19, A20, A21. Ha ezeket az értékeket cellákba írná be, és a hagyományos rendezést alkalmazná, a sorrend A1, A11, A12, A13, ..., A19, A2, A20, A21, A3, A4, A5, ..., A9 lenne. Bár ez a sorrend érthető azok számára, akik ismerik a háttérben meghúzódó rendező mechanizmust, a legtöbb ember számára ez furcsának tűnik, és valószínűleg nem az, amit várnak. Ha bejelöli ezt a négyzetet, a természetes rendezési algoritmus gondoskodik arról, hogy a fenti példához hasonló esetben is a "megfelelő" eredmény jelenjen meg, ezáltal kényelmesebbé téve a rendezési műveleteket.</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hu</text:p>
          </table:table-cell>
          <table:table-cell office:value-type="string">
            <text:p>Kiegészítők</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hu</text:p>
          </table:table-cell>
          <table:table-cell office:value-type="string">
            <text:p>Hasznos %PRODUCTNAME-kiegészítők, például különféle képtárak, sablonok, mintadokumentumok és betűkészletek</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hu</text:p>
          </table:table-cell>
          <table:table-cell office:value-type="string">
            <text:p>Képtár</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hu</text:p>
          </table:table-cell>
          <table:table-cell office:value-type="string">
            <text:p>Az %PRODUCTNAME Képtár több mint 2900, különféle témájú elemet tartalmaz.</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hu</text:p>
          </table:table-cell>
          <table:table-cell office:value-type="string">
            <text:p>Sablonok</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hu</text:p>
          </table:table-cell>
          <table:table-cell office:value-type="string">
            <text:p>A tökéletes dokumentumok létrehozása gyerekjáték a sablonok használatával.</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hu</text:p>
          </table:table-cell>
          <table:table-cell office:value-type="string">
            <text:p>Mintadokumentumok</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hu</text:p>
          </table:table-cell>
          <table:table-cell office:value-type="string">
            <text:p>A mintadokumentumok hasznosak a tanuláshoz.</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hu</text:p>
          </table:table-cell>
          <table:table-cell office:value-type="string">
            <text:p>Dokumentációk</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hu</text:p>
          </table:table-cell>
          <table:table-cell office:value-type="string">
            <text:p>%PRODUCTNAME-dokumentációk.</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hu</text:p>
          </table:table-cell>
          <table:table-cell office:value-type="string">
            <text:p>Reklámok</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material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hu</text:p>
          </table:table-cell>
          <table:table-cell office:value-type="string">
            <text:p>%PRODUCTNAME-reklámanyagok</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hu</text:p>
          </table:table-cell>
          <table:table-cell office:value-type="string">
            <text:p>Betűkészletek</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hu</text:p>
          </table:table-cell>
          <table:table-cell office:value-type="string">
            <text:p>További betűkészletek az %PRODUCTNAME-hoz és a többi alkalmazáshoz.</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hu</text:p>
          </table:table-cell>
          <table:table-cell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hu</text:p>
          </table:table-cell>
          <table:table-cell office:value-type="string">
            <text:p>SVG importszűrő</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hu</text:p>
          </table:table-cell>
          <table:table-cell office:value-type="string">
            <text:p>Kézikönyv</text:p>
          </table:table-cell>
          <table:table-cell table:number-columns-repeated="3"/>
          <table:table-cell office:value-type="string">
            <text:p>20060706 14:45:13</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hu</text:p>
          </table:table-cell>
          <table:table-cell office:value-type="string">
            <text:p>A buildet a közösséggel együttműködésben az OxygenOffice csapat készítette. A stáblista itt található: http://www.openoffice.org/welcome/credits.html</text:p>
          </table:table-cell>
          <table:table-cell table:number-columns-repeated="3"/>
          <table:table-cell office:value-type="string">
            <text:p>20070218 23:00:20</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ile-flip</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lipping tile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ile-flip</text:p>
          </table:table-cell>
          <table:table-cell office:value-type="string">
            <text:p>Label</text:p>
          </table:table-cell>
          <table:table-cell table:number-columns-repeated="2"/>
          <table:table-cell office:value-type="float" office:value="0">
            <text:p>0</text:p>
          </table:table-cell>
          <table:table-cell office:value-type="string">
            <text:p>hu</text:p>
          </table:table-cell>
          <table:table-cell office:value-type="string">
            <text:p>Forduló cserepek</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out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Outside turning cube</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outside-cube</text:p>
          </table:table-cell>
          <table:table-cell office:value-type="string">
            <text:p>Label</text:p>
          </table:table-cell>
          <table:table-cell table:number-columns-repeated="2"/>
          <table:table-cell office:value-type="float" office:value="0">
            <text:p>0</text:p>
          </table:table-cell>
          <table:table-cell office:value-type="string">
            <text:p>hu</text:p>
          </table:table-cell>
          <table:table-cell office:value-type="string">
            <text:p>Forduló kockára tekintve</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evolving-circle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evolving circle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evolving-circles</text:p>
          </table:table-cell>
          <table:table-cell office:value-type="string">
            <text:p>Label</text:p>
          </table:table-cell>
          <table:table-cell table:number-columns-repeated="2"/>
          <table:table-cell office:value-type="float" office:value="0">
            <text:p>0</text:p>
          </table:table-cell>
          <table:table-cell office:value-type="string">
            <text:p>hu</text:p>
          </table:table-cell>
          <table:table-cell office:value-type="string">
            <text:p>Keringő körök</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ing-helix</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ing helix</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ing-helix</text:p>
          </table:table-cell>
          <table:table-cell office:value-type="string">
            <text:p>Label</text:p>
          </table:table-cell>
          <table:table-cell table:number-columns-repeated="2"/>
          <table:table-cell office:value-type="float" office:value="0">
            <text:p>0</text:p>
          </table:table-cell>
          <table:table-cell office:value-type="string">
            <text:p>hu</text:p>
          </table:table-cell>
          <table:table-cell office:value-type="string">
            <text:p>Spiráltekerc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n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nside turning cube</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nside-cube</text:p>
          </table:table-cell>
          <table:table-cell office:value-type="string">
            <text:p>Label</text:p>
          </table:table-cell>
          <table:table-cell table:number-columns-repeated="2"/>
          <table:table-cell office:value-type="float" office:value="0">
            <text:p>0</text:p>
          </table:table-cell>
          <table:table-cell office:value-type="string">
            <text:p>hu</text:p>
          </table:table-cell>
          <table:table-cell office:value-type="string">
            <text:p>Forduló kockában</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all</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all</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all</text:p>
          </table:table-cell>
          <table:table-cell office:value-type="string">
            <text:p>Label</text:p>
          </table:table-cell>
          <table:table-cell table:number-columns-repeated="2"/>
          <table:table-cell office:value-type="float" office:value="0">
            <text:p>0</text:p>
          </table:table-cell>
          <table:table-cell office:value-type="string">
            <text:p>hu</text:p>
          </table:table-cell>
          <table:table-cell office:value-type="string">
            <text:p>Ledönté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aroun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around</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around</text:p>
          </table:table-cell>
          <table:table-cell office:value-type="string">
            <text:p>Label</text:p>
          </table:table-cell>
          <table:table-cell table:number-columns-repeated="2"/>
          <table:table-cell office:value-type="float" office:value="0">
            <text:p>0</text:p>
          </table:table-cell>
          <table:table-cell office:value-type="string">
            <text:p>hu</text:p>
          </table:table-cell>
          <table:table-cell office:value-type="string">
            <text:p>Átforgatá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ri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ri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ris</text:p>
          </table:table-cell>
          <table:table-cell office:value-type="string">
            <text:p>Label</text:p>
          </table:table-cell>
          <table:table-cell table:number-columns-repeated="2"/>
          <table:table-cell office:value-type="float" office:value="0">
            <text:p>0</text:p>
          </table:table-cell>
          <table:table-cell office:value-type="string">
            <text:p>hu</text:p>
          </table:table-cell>
          <table:table-cell table:style-name="ce1" office:value-type="string">
            <text:p>Írisz </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down</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down</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down</text:p>
          </table:table-cell>
          <table:table-cell office:value-type="string">
            <text:p>Label</text:p>
          </table:table-cell>
          <table:table-cell table:number-columns-repeated="2"/>
          <table:table-cell office:value-type="float" office:value="0">
            <text:p>0</text:p>
          </table:table-cell>
          <table:table-cell office:value-type="string">
            <text:p>hu</text:p>
          </table:table-cell>
          <table:table-cell office:value-type="string">
            <text:p>Lehajtá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ochad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ochade</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ochade</text:p>
          </table:table-cell>
          <table:table-cell office:value-type="string">
            <text:p>Label</text:p>
          </table:table-cell>
          <table:table-cell table:number-columns-repeated="2"/>
          <table:table-cell office:value-type="float" office:value="0">
            <text:p>0</text:p>
          </table:table-cell>
          <table:table-cell office:value-type="string">
            <text:p>hu</text:p>
          </table:table-cell>
          <table:table-cell office:value-type="string">
            <text:p>Kicserélé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v</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Vertical</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v</text:p>
          </table:table-cell>
          <table:table-cell office:value-type="string">
            <text:p>Label</text:p>
          </table:table-cell>
          <table:table-cell table:number-columns-repeated="2"/>
          <table:table-cell office:value-type="float" office:value="0">
            <text:p>0</text:p>
          </table:table-cell>
          <table:table-cell office:value-type="string">
            <text:p>hu</text:p>
          </table:table-cell>
          <table:table-cell office:value-type="string">
            <text:p>Vízszintes reklámtábla</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h</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Horizontal</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h</text:p>
          </table:table-cell>
          <table:table-cell office:value-type="string">
            <text:p>Label</text:p>
          </table:table-cell>
          <table:table-cell table:number-columns-repeated="2"/>
          <table:table-cell office:value-type="float" office:value="0">
            <text:p>0</text:p>
          </table:table-cell>
          <table:table-cell office:value-type="string">
            <text:p>hu</text:p>
          </table:table-cell>
          <table:table-cell office:value-type="string">
            <text:p>Függőleges reklámtábla</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static</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Static</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static</text:p>
          </table:table-cell>
          <table:table-cell office:value-type="string">
            <text:p>Label</text:p>
          </table:table-cell>
          <table:table-cell table:number-columns-repeated="2"/>
          <table:table-cell office:value-type="float" office:value="0">
            <text:p>0</text:p>
          </table:table-cell>
          <table:table-cell office:value-type="string">
            <text:p>hu</text:p>
          </table:table-cell>
          <table:table-cell office:value-type="string">
            <text:p>Állandó</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inedissolv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ine Dissolve</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inedissolve</text:p>
          </table:table-cell>
          <table:table-cell office:value-type="string">
            <text:p>Label</text:p>
          </table:table-cell>
          <table:table-cell table:number-columns-repeated="2"/>
          <table:table-cell office:value-type="float" office:value="0">
            <text:p>0</text:p>
          </table:table-cell>
          <table:table-cell office:value-type="string">
            <text:p>hu</text:p>
          </table:table-cell>
          <table:table-cell office:value-type="string">
            <text:p>Finom szórás</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oggle Grid Lines for Current Sheet</text:p>
          </table:table-cell>
          <table:table-cell table:number-columns-repeated="3"/>
          <table:table-cell table:style-name="ce2" office:value-type="date" office:date-value="2002-02-02T02:02:02">
            <text:p>02-02-02 02:02</text:p>
          </table:table-cell>
        </table:table-row>
        <table:table-row table:style-name="ro1">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hu</text:p>
          </table:table-cell>
          <table:table-cell office:value-type="string">
            <text:p>Cellarács ki- és bekapcsolása</text:p>
          </table:table-cell>
          <table:table-cell table:number-columns-repeated="3"/>
          <table:table-cell table:style-name="ce2" office:value-type="date" office:date-value="2002-02-02T02:02:02">
            <text:p>02-02-02 02:02</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en-US</text:p>
          </table:table-cell>
          <table:table-cell office:value-type="string">
            <text:p>Optimization 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hu</text:p>
          </table:table-cell>
          <table:table-cell office:value-type="string">
            <text:p>Optimalizáló megoldó</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en-US</text:p>
          </table:table-cell>
          <table:table-cell office:value-type="string">
            <text:p>Mod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hu</text:p>
          </table:table-cell>
          <table:table-cell office:value-type="string">
            <text:p>Model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en-US</text:p>
          </table:table-cell>
          <table:table-cell office:value-type="string">
            <text:p>Targ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hu</text:p>
          </table:table-cell>
          <table:table-cell office:value-type="string">
            <text:p>Eredmény</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en-US</text:p>
          </table:table-cell>
          <table:table-cell office:value-type="string">
            <text:p>Goa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hu</text:p>
          </table:table-cell>
          <table:table-cell office:value-type="string">
            <text:p>Cé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en-US</text:p>
          </table:table-cell>
          <table:table-cell office:value-type="string">
            <text:p>Maximiz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hu</text:p>
          </table:table-cell>
          <table:table-cell office:value-type="string">
            <text:p>Maximalizá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en-US</text:p>
          </table:table-cell>
          <table:table-cell office:value-type="string">
            <text:p>Minimiz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hu</text:p>
          </table:table-cell>
          <table:table-cell office:value-type="string">
            <text:p>Minimalizá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en-US</text:p>
          </table:table-cell>
          <table:table-cell office:value-type="string">
            <text:p>By changing cell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hu</text:p>
          </table:table-cell>
          <table:table-cell office:value-type="string">
            <text:p>Megváltoztatandó cellá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en-US</text:p>
          </table:table-cell>
          <table:table-cell office:value-type="string">
            <text:p>Subject to the constraint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hu</text:p>
          </table:table-cell>
          <table:table-cell office:value-type="string">
            <text:p>Kényszerítő tényező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hu</text:p>
          </table:table-cell>
          <table:table-cell office:value-type="string">
            <text:p>Kényszerfeltét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en-US</text:p>
          </table:table-cell>
          <table:table-cell office:value-type="string">
            <text:p>Cell Referenc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hu</text:p>
          </table:table-cell>
          <table:table-cell office:value-type="string">
            <text:p>Cellahivatkoz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hu</text:p>
          </table:table-cell>
          <table:table-cell office:value-type="string">
            <text:p>Kényszerfeltét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en-US</text:p>
          </table:table-cell>
          <table:table-cell office:value-type="string">
            <text:p>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hu</text:p>
          </table:table-cell>
          <table:table-cell office:value-type="string">
            <text:p>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en-US</text:p>
          </table:table-cell>
          <table:table-cell office:value-type="string">
            <text:p>Canc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hu</text:p>
          </table:table-cell>
          <table:table-cell office:value-type="string">
            <text:p>Még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en-US</text:p>
          </table:table-cell>
          <table:table-cell office:value-type="string">
            <text:p>The reference and constraint ranges do not match.</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hu</text:p>
          </table:table-cell>
          <table:table-cell office:value-type="string">
            <text:p>A cellahivatkozás és a kényszerfeltétel tartományai nem egyeznek meg.</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en-US</text:p>
          </table:table-cell>
          <table:table-cell office:value-type="string">
            <text:p>Ad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hu</text:p>
          </table:table-cell>
          <table:table-cell office:value-type="string">
            <text:p>Hozzáad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en-US</text:p>
          </table:table-cell>
          <table:table-cell office:value-type="string">
            <text:p>Chang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hu</text:p>
          </table:table-cell>
          <table:table-cell office:value-type="string">
            <text:p>Módosít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en-US</text:p>
          </table:table-cell>
          <table:table-cell office:value-type="string">
            <text:p>Delet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hu</text:p>
          </table:table-cell>
          <table:table-cell office:value-type="string">
            <text:p>Törlé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en-US</text:p>
          </table:table-cell>
          <table:table-cell office:value-type="string">
            <text:p>Solv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hu</text:p>
          </table:table-cell>
          <table:table-cell office:value-type="string">
            <text:p>Megold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en-US</text:p>
          </table:table-cell>
          <table:table-cell office:value-type="string">
            <text:p>Res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hu</text:p>
          </table:table-cell>
          <table:table-cell office:value-type="string">
            <text:p>Alapállapo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hu</text:p>
          </table:table-cell>
          <table:table-cell office:value-type="string">
            <text:p>Beállítás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en-US</text:p>
          </table:table-cell>
          <table:table-cell office:value-type="string">
            <text:p>Sav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hu</text:p>
          </table:table-cell>
          <table:table-cell office:value-type="string">
            <text:p>Menté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en-US</text:p>
          </table:table-cell>
          <table:table-cell office:value-type="string">
            <text:p>Loa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hu</text:p>
          </table:table-cell>
          <table:table-cell office:value-type="string">
            <text:p>Megnyit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en-US</text:p>
          </table:table-cell>
          <table:table-cell office:value-type="string">
            <text:p>Clo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hu</text:p>
          </table:table-cell>
          <table:table-cell office:value-type="string">
            <text:p>Bezárá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en-US</text:p>
          </table:table-cell>
          <table:table-cell office:value-type="string">
            <text:p>Solution could not be foun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hu</text:p>
          </table:table-cell>
          <table:table-cell office:value-type="string">
            <text:p>Nem sikerült megoldást találni.</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en-US</text:p>
          </table:table-cell>
          <table:table-cell office:value-type="string">
            <text:p>Solution foun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hu</text:p>
          </table:table-cell>
          <table:table-cell office:value-type="string">
            <text:p>Sikerült megtalálni a megoldás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en-US</text:p>
          </table:table-cell>
          <table:table-cell office:value-type="string">
            <text:p>Cell geometries diff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hu</text:p>
          </table:table-cell>
          <table:table-cell office:value-type="string">
            <text:p>A cellák összeállítása eltérő.</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en-US</text:p>
          </table:table-cell>
          <table:table-cell office:value-type="string">
            <text:p>Maximum iteration reached</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hu</text:p>
          </table:table-cell>
          <table:table-cell office:value-type="string">
            <text:p>A közelítés lépésszáma elérte a maximális érték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en-US</text:p>
          </table:table-cell>
          <table:table-cell office:value-type="string">
            <text:p>Standard exception caugh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hu</text:p>
          </table:table-cell>
          <table:table-cell office:value-type="string">
            <text:p>Általános kivételi hiba.</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en-US</text:p>
          </table:table-cell>
          <table:table-cell office:value-type="string">
            <text:p>Iteration timed ou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hu</text:p>
          </table:table-cell>
          <table:table-cell office:value-type="string">
            <text:p>A közelítés időtúllépést okozot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en-US</text:p>
          </table:table-cell>
          <table:table-cell office:value-type="string">
            <text:p>Goal is not set</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hu</text:p>
          </table:table-cell>
          <table:table-cell office:value-type="string">
            <text:p>Nincsen megadva cé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hu</text:p>
          </table:table-cell>
          <table:table-cell office:value-type="string">
            <text:p>Beállítások</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en-US</text:p>
          </table:table-cell>
          <table:table-cell office:value-type="string">
            <text:p>Assume linear model</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hu</text:p>
          </table:table-cell>
          <table:table-cell office:value-type="string">
            <text:p>Lineáris modell alkalmazása</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en-US</text:p>
          </table:table-cell>
          <table:table-cell office:value-type="string">
            <text:p>Allow only positive value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hu</text:p>
          </table:table-cell>
          <table:table-cell office:value-type="string">
            <text:p>Kizárólag pozitív értékek engedélyezé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en-US</text:p>
          </table:table-cell>
          <table:table-cell office:value-type="string">
            <text:p>Allow only integer values</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hu</text:p>
          </table:table-cell>
          <table:table-cell office:value-type="string">
            <text:p>Kizárólag egész értékek engedélyezése</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hu</text:p>
          </table:table-cell>
          <table:table-cell office:value-type="string">
            <text:p>Megoldó</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hu</text:p>
          </table:table-cell>
          <table:table-cell office:value-type="string">
            <text:p>Megoldó</text:p>
          </table:table-cell>
          <table:table-cell table:number-columns-repeated="3"/>
          <table:table-cell office:value-type="string">
            <text:p>20071010 14:10:23</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svg:font-family="Times, 'Times New Roman'"/>
    <style:font-face style:name="Arial1" svg:font-family="Arial" style:font-family-generic="swiss"/>
    <style:font-face style:name="Arial" svg:font-family="Arial" style:font-family-generic="swiss" style:font-pitch="variable"/>
    <style:font-face style:name="DejaVuSans" svg:font-family="DejaVuSans"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hu" number:country="HU">Ft</number:currency-symbol>
    </number:currency-style>
    <number:currency-style style:name="N107">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27">2008.03.27</text:date>, <text:time>12:05:48</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meta:creation-date>2007-06-20T13:28:33</meta:creation-date>
    <dc:creator>Szalai Kálmán</dc:creator>
    <dc:date>2008-03-27T12:05:48</dc:date>
    <meta:editing-cycles>10</meta:editing-cycles>
    <meta:editing-duration>PT1H22M1S</meta:editing-duration>
    <meta:user-defined meta:name="Info 1"/>
    <meta:user-defined meta:name="Info 2"/>
    <meta:user-defined meta:name="Info 3"/>
    <meta:user-defined meta:name="Info 4"/>
    <meta:document-statistic meta:table-count="1" meta:cell-count="1636"/>
  </office:meta>
</office:document-meta>
</file>